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1c661" officeooo:paragraph-rsid="0001c66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1c661" officeooo:paragraph-rsid="0001c66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1c661" officeooo:paragraph-rsid="0015ced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1c661" officeooo:paragraph-rsid="0001c66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1f25d" officeooo:paragraph-rsid="0001f25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5f918" officeooo:paragraph-rsid="0007f09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069d1" officeooo:paragraph-rsid="0010d57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5cedf" officeooo:paragraph-rsid="0015ced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2482" officeooo:paragraph-rsid="0023248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039628" officeooo:paragraph-rsid="00039628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5f918" officeooo:paragraph-rsid="0005f918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fbbc1" officeooo:paragraph-rsid="000fbbc1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2950a" officeooo:paragraph-rsid="0012950a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2950a" officeooo:paragraph-rsid="00141b07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7f09d" officeooo:paragraph-rsid="0007f09d" style:font-size-asian="10.5pt" style:font-weight-asian="bold" style:font-size-complex="12pt" style:font-weight-complex="bold"/>
    </style:style>
    <style:style style:name="P16" style:family="paragraph" style:parent-style-name="Standard">
      <style:text-properties officeooo:paragraph-rsid="0015cedf"/>
    </style:style>
    <style:style style:name="P17" style:family="paragraph" style:parent-style-name="Standard">
      <style:text-properties officeooo:rsid="00173305" officeooo:paragraph-rsid="00173305"/>
    </style:style>
    <style:style style:name="P18" style:family="paragraph" style:parent-style-name="Standard">
      <style:text-properties officeooo:rsid="00173305" officeooo:paragraph-rsid="00183339"/>
    </style:style>
    <style:style style:name="P19" style:family="paragraph" style:parent-style-name="Standard">
      <style:text-properties style:use-window-font-color="true" style:font-name="Liberation Serif" fo:font-size="12pt" officeooo:rsid="00173305" officeooo:paragraph-rsid="001a6bc5" style:font-size-asian="12pt" style:font-size-complex="12pt"/>
    </style:style>
    <style:style style:name="P20" style:family="paragraph" style:parent-style-name="Standard">
      <style:text-properties style:use-window-font-color="true" style:font-name="Liberation Serif" fo:font-size="12pt" officeooo:rsid="00173305" officeooo:paragraph-rsid="00173305" style:font-size-asian="12pt" style:font-size-complex="12pt"/>
    </style:style>
    <style:style style:name="P21" style:family="paragraph" style:parent-style-name="Standard">
      <style:text-properties style:use-window-font-color="true" style:font-name="Liberation Serif" fo:font-size="12pt" fo:font-weight="bold" officeooo:rsid="00173305" officeooo:paragraph-rsid="001a6bc5" style:font-size-asian="12pt" style:font-weight-asian="bold" style:font-size-complex="12pt" style:font-weight-complex="bold"/>
    </style:style>
    <style:style style:name="P22" style:family="paragraph" style:parent-style-name="Standard">
      <style:text-properties fo:font-weight="bold" officeooo:rsid="00223737" officeooo:paragraph-rsid="00223737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3305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e2cc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3737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" fo:font-size="12pt" fo:font-weight="bold" officeooo:rsid="00173305" officeooo:paragraph-rsid="001b97d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31" style:family="paragraph" style:parent-style-name="Standard" style:list-style-name="L1">
      <style:text-properties fo:font-size="12pt" fo:font-weight="normal" officeooo:rsid="0002d431" officeooo:paragraph-rsid="0002d431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002d431" officeooo:paragraph-rsid="0003459c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003459c" officeooo:paragraph-rsid="0003459c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text-properties fo:font-size="12pt" fo:font-weight="normal" officeooo:rsid="00039628" officeooo:paragraph-rsid="00039628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043b90" officeooo:paragraph-rsid="00043b90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text-properties fo:font-size="12pt" fo:font-weight="normal" officeooo:rsid="00097174" officeooo:paragraph-rsid="00097174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text-properties fo:font-size="12pt" fo:font-weight="normal" officeooo:rsid="000af445" officeooo:paragraph-rsid="000af445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weight="bold" officeooo:rsid="0022df72" officeooo:paragraph-rsid="0022df72" style:font-weight-asian="bold" style:font-weight-complex="bold"/>
    </style:style>
    <style:style style:name="P39" style:family="paragraph" style:parent-style-name="Standard">
      <style:text-properties fo:font-weight="bold" officeooo:rsid="00235250" officeooo:paragraph-rsid="00235250" style:font-weight-asian="bold" style:font-weight-complex="bold"/>
    </style:style>
    <style:style style:name="P40" style:family="paragraph" style:parent-style-name="Standard">
      <style:text-properties fo:font-weight="bold" officeooo:paragraph-rsid="00235250"/>
    </style:style>
    <style:style style:name="T1" style:family="text">
      <style:text-properties officeooo:rsid="0003459c"/>
    </style:style>
    <style:style style:name="T2" style:family="text">
      <style:text-properties officeooo:rsid="0006ef9d"/>
    </style:style>
    <style:style style:name="T3" style:family="text">
      <style:text-properties officeooo:rsid="000cb012"/>
    </style:style>
    <style:style style:name="T4" style:family="text">
      <style:text-properties officeooo:rsid="0010d576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3f7f7f" style:font-name="Monospace" fo:font-size="10pt" style:font-size-asian="10pt"/>
    </style:style>
    <style:style style:name="T8" style:family="text">
      <style:text-properties style:font-name="Monospace" fo:font-size="10pt" style:font-size-asian="10pt"/>
    </style:style>
    <style:style style:name="T9" style:family="text">
      <style:text-properties fo:color="#7f007f" style:font-name="Monospace" fo:font-size="10pt" style:font-size-asian="10pt"/>
    </style:style>
    <style:style style:name="T10" style:family="text">
      <style:text-properties fo:color="#2a00ff" style:font-name="Monospace" fo:font-size="10pt" fo:font-style="italic" style:font-size-asian="10pt" style:font-style-asian="italic"/>
    </style:style>
    <style:style style:name="T11" style:family="text">
      <style:text-properties fo:color="#2a00ff" style:font-name="Monospace" fo:font-size="10pt" fo:font-style="italic" officeooo:rsid="00141b07" style:font-size-asian="10pt" style:font-style-asian="italic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2a00ff" style:font-name="Monospace" fo:font-size="10pt" officeooo:rsid="001d915f" style:font-size-asian="10pt"/>
    </style:style>
    <style:style style:name="T14" style:family="text">
      <style:text-properties fo:color="#2a00ff" style:font-name="Monospace" fo:font-size="10pt" officeooo:rsid="001f79ab" style:font-size-asian="10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15cedf" style:font-size-asian="10.5pt" style:font-size-complex="12pt"/>
    </style:style>
    <style:style style:name="T17" style:family="text">
      <style:text-properties fo:font-size="12pt" officeooo:rsid="00235250" style:font-size-asian="10.5pt" style:font-weight-asian="bold" style:font-size-complex="12pt" style:font-weight-complex="bold"/>
    </style:style>
    <style:style style:name="T18" style:family="text">
      <style:text-properties fo:font-style="italic" style:font-style-asian="italic"/>
    </style:style>
    <style:style style:name="T19" style:family="text">
      <style:text-properties officeooo:rsid="001b97d0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7f0055" style:font-name="Monospace" fo:font-size="10pt" style:font-size-asian="10pt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000000" style:font-name="Monospace" fo:font-size="10pt" fo:font-style="italic" style:font-size-asian="10pt" style:font-style-asian="italic"/>
    </style:style>
    <style:style style:name="T2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646464" style:font-name="Monospace" fo:font-size="10pt" style:font-size-asian="10pt"/>
    </style:style>
    <style:style style:name="T26" style:family="text">
      <style:text-properties fo:color="#3f7f5f" style:font-name="Monospace" fo:font-size="10pt" style:font-size-asian="10pt"/>
    </style:style>
    <style:style style:name="T27" style:family="text">
      <style:text-properties fo:color="#0000c0" style:font-name="Monospace" fo:font-size="10pt" fo:font-style="italic" style:font-size-asian="10pt" style:font-style-asian="italic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30" style:family="text">
      <style:text-properties fo:color="#3f5fbf" style:font-name="Monospace" fo:font-size="10pt" style:font-size-asian="10pt"/>
    </style:style>
    <style:style style:name="T31" style:family="text">
      <style:text-properties officeooo:rsid="00232482"/>
    </style:style>
    <style:style style:name="T32" style:family="text">
      <style:text-properties fo:font-variant="normal" fo:text-transform="none" fo:color="#969896" style:font-name="Consolas" fo:font-size="9pt" fo:letter-spacing="normal" fo:font-style="normal" fo:font-weight="normal"/>
    </style:style>
    <style:style style:name="T33" style:family="text">
      <style:text-properties fo:font-variant="normal" fo:text-transform="none" style:use-window-font-color="true" style:font-name="Consolas" fo:font-size="9pt" fo:letter-spacing="normal" fo:font-style="normal"/>
    </style:style>
    <style:style style:name="T34" style:family="text">
      <style:text-properties fo:font-variant="normal" fo:text-transform="none" style:use-window-font-color="true" style:font-name="Consolas" fo:font-size="9pt" fo:letter-spacing="normal" fo:font-style="normal" fo:font-weight="normal"/>
    </style:style>
    <style:style style:name="T35" style:family="text">
      <style:text-properties fo:font-variant="normal" fo:text-transform="none" style:use-window-font-color="true" style:font-name="Consolas" fo:font-size="9pt" fo:letter-spacing="normal" fo:font-style="normal" fo:font-weight="normal" officeooo:rsid="00235250"/>
    </style:style>
    <style:style style:name="T36" style:family="text">
      <style:text-properties fo:font-variant="normal" fo:text-transform="none" style:use-window-font-color="true" style:font-name="Consolas" fo:font-size="9pt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style:use-window-font-color="true" style:font-name="Consolas" fo:font-size="9pt" fo:letter-spacing="normal" fo:font-style="normal" fo:font-weight="normal" officeooo:rsid="0024cbb7" style:font-weight-asian="normal" style:font-weight-complex="normal"/>
    </style:style>
    <style:style style:name="T38" style:family="text">
      <style:text-properties fo:font-variant="normal" fo:text-transform="none" style:use-window-font-color="true" style:font-name="Consolas" fo:font-size="9pt" fo:letter-spacing="normal" fo:font-style="normal" officeooo:rsid="00235250"/>
    </style:style>
    <style:style style:name="T39" style:family="text">
      <style:text-properties fo:font-variant="normal" fo:text-transform="none" style:use-window-font-color="true" style:font-name="Consolas" fo:font-size="9pt" fo:letter-spacing="normal" fo:font-style="normal" officeooo:rsid="0024cb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GCM <text:span text:style-name="T31">i</text:span>n Android</text:p>
      <text:p text:style-name="P1"/>
      <text:p text:style-name="P4">Google cloud messaging is a free service provided by Google which allows you to send data from server <text:s text:c="3"/>to Android device and also from android device to server. This could be a lightweight message telling the client app that there is new data to be fetched from the server (for instance, a "new email" notification informing the app that it is out of sync with the back end), or it could be a message. The GCM service handles all aspects of queueing of messages and delivery to and from the target client app. </text:p>
      <text:p text:style-name="P2"/>
      <text:p text:style-name="P2"/>
      <text:p text:style-name="P5">Image (Arc)</text:p>
      <text:p text:style-name="P5"/>
      <text:p text:style-name="P9">Overview of architecture.</text:p>
      <text:p text:style-name="P5"/>
      <text:list xml:id="list8272683820913533960" text:style-name="L1">
        <text:list-item>
          <text:p text:style-name="P31">GCM Connection Servers which is provided by google take messages from a 3rd-party app server and send these messages to a GCM-enabled client app.</text:p>
        </text:list-item>
        <text:list-item>
          <text:p text:style-name="P32"><text:s/><text:span text:style-name="T1">The 3rd-Party App Server is a component that you implement to work with your chosen GCM connection server and messages to a GCM connection server.</text:span></text:p>
        </text:list-item>
        <text:list-item>
          <text:p text:style-name="P33">The Client App is a GCM-enabled client app to receive GCM messages.</text:p>
        </text:list-item>
      </text:list>
      <text:p text:style-name="P10"/>
      <text:p text:style-name="P10">Steps to create client app for Android</text:p>
      <text:p text:style-name="P10"/>
      <text:list xml:id="list6066941487750458560" text:style-name="L2">
        <text:list-item>
          <text:p text:style-name="P34">Open <text:s/>Google Developers Console(<text:a xlink:type="simple" xlink:href="https://console.developers.google.com/">https://console.developers.google.com/</text:a>) and create Api project.</text:p>
        </text:list-item>
        <text:list-item>
          <text:p text:style-name="P35">After creating project a page appears that displays your project ID and project number copy down your project number you will use it later. </text:p>
        </text:list-item>
      </text:list>
      <text:p text:style-name="P11">Enabling the GCM Service</text:p>
      <text:p text:style-name="P11"/>
      <text:p text:style-name="P6">In the sidebar select APIs &amp; auth and turn on the Google Cloud Messaging for Android from the list of <text:span text:style-name="T2">API's.</text:span></text:p>
      <text:p text:style-name="P6"/>
      <text:p text:style-name="P15">Obtaining an API Key</text:p>
      <text:p text:style-name="P6"/>
      <text:list xml:id="list6968133034802122995" text:style-name="L3">
        <text:list-item>
          <text:p text:style-name="P36">select APIs &amp; auth &gt; Credentials and under Public API access, click create new key &gt;Server key.</text:p>
        </text:list-item>
        <text:list-item>
          <text:p text:style-name="P36">In Dialog box supply your server's IP address. For testing purposes, you can use 0.0.0.0/0 and click create.</text:p>
        </text:list-item>
        <text:list-item>
          <text:p text:style-name="P37">Copy the API key you will use it later <text:span text:style-name="T3">for authentication with server.</text:span></text:p>
        </text:list-item>
      </text:list>
      <text:p text:style-name="P12"/>
      <text:p text:style-name="P12">Set Up Google Play Services SDK</text:p>
      <text:p text:style-name="P12"/>
      <text:p text:style-name="P7">Open SDK Manager and install Google play services if not already and add to your IDE <text:span text:style-name="T4">projects</text:span> as a library project(<text:span text:style-name="T4">sdk/extras/google/google_play_services</text:span>) <text:span text:style-name="T4">after this add to your GCM app project as a library project.</text:span></text:p>
      <text:p text:style-name="P7"/>
      <text:p text:style-name="P13">Add the following to your Application's Manifest</text:p>
      <text:p text:style-name="P13"/>
      <text:p text:style-name="P8">Add this inside manifest tag</text:p>
      <text:p text:style-name="P8"/>
      <text:p text:style-name="P13"><text:span text:style-name="T5"><text:s/></text:span><text:span text:style-name="T6">&lt;</text:span><text:span text:style-name="T7">uses-permission</text:span><text:span text:style-name="T8"> </text:span><text:span text:style-name="T9">android:name</text:span><text:span text:style-name="T5">=</text:span><text:span text:style-name="T10">"android.permission.INTERNET"</text:span><text:span text:style-name="T8"> </text:span><text:span text:style-name="T6">/&gt;</text:span></text:p>
      <text:p text:style-name="P23"><text:span text:style-name="T5"><text:s text:c="4"/></text:span><text:span text:style-name="T6">&lt;</text:span><text:span text:style-name="T7">uses-permission</text:span><text:span text:style-name="T8"> </text:span><text:span text:style-name="T9">android:name</text:span><text:span text:style-name="T5">=</text:span><text:span text:style-name="T10">"android.permission.GET_ACCOUNTS"</text:span><text:span text:style-name="T8"> </text:span><text:span text:style-name="T6">/&gt;</text:span></text:p>
      <text:p text:style-name="P23"><text:span text:style-name="T5"><text:s text:c="4"/></text:span><text:span text:style-name="T6">&lt;</text:span><text:span text:style-name="T7">uses-permission</text:span><text:span text:style-name="T8"> </text:span><text:span text:style-name="T9">android:name</text:span><text:span text:style-name="T5">=</text:span><text:span text:style-name="T10">"android.permission.WAKE_LOCK"</text:span><text:span text:style-name="T8"> </text:span><text:span text:style-name="T6">/&gt;</text:span></text:p>
      <text:p text:style-name="P23"><text:soft-page-break/><text:span text:style-name="T5"><text:s text:c="4"/></text:span><text:span text:style-name="T6">&lt;</text:span><text:span text:style-name="T7">uses-permission</text:span><text:span text:style-name="T8"> </text:span><text:span text:style-name="T9">android:name</text:span><text:span text:style-name="T5">=</text:span><text:span text:style-name="T10">"com.google.android.c2dm.permission.RECEIVE"</text:span><text:span text:style-name="T8"> </text:span><text:span text:style-name="T6">/&gt;</text:span></text:p>
      <text:p text:style-name="P13"/>
      <text:p text:style-name="P13"><text:span text:style-name="T5"><text:s/></text:span><text:span text:style-name="T6">&lt;</text:span><text:span text:style-name="T7">permission</text:span></text:p>
      <text:p text:style-name="P23"><text:span text:style-name="T8"><text:s text:c="8"/></text:span><text:span text:style-name="T9">android:name</text:span><text:span text:style-name="T5">=</text:span><text:span text:style-name="T10">"</text:span><text:span text:style-name="T11">packagename</text:span><text:span text:style-name="T10">.permission.C2D_MESSAGE"</text:span></text:p>
      <text:p text:style-name="P23"><text:span text:style-name="T8"><text:s text:c="8"/></text:span><text:span text:style-name="T9">android:protectionLevel</text:span><text:span text:style-name="T5">=</text:span><text:span text:style-name="T10">"signature"</text:span><text:span text:style-name="T8"> </text:span><text:span text:style-name="T6">/&gt;</text:span></text:p>
      <text:p text:style-name="P13"/>
      <text:p text:style-name="P14"><text:span text:style-name="T5"><text:s/></text:span><text:span text:style-name="T6">&lt;</text:span><text:span text:style-name="T7">uses-permission</text:span><text:span text:style-name="T8"> </text:span><text:span text:style-name="T9">android:name</text:span><text:span text:style-name="T5">=</text:span><text:span text:style-name="T10">"</text:span><text:span text:style-name="T11">packagename.</text:span><text:span text:style-name="T10">permission.C2D_MESSAGE"</text:span><text:span text:style-name="T8"> </text:span><text:span text:style-name="T6">/&gt;</text:span></text:p>
      <text:p text:style-name="P13"/>
      <text:p text:style-name="P2"/>
      <text:p text:style-name="P8">Add this inside application tag</text:p>
      <text:p text:style-name="P16"/>
      <text:p text:style-name="P16"><text:span text:style-name="T6">&lt;</text:span><text:span text:style-name="T7">meta-data</text:span><text:span text:style-name="T8"> </text:span><text:span text:style-name="T9">android:name</text:span><text:span text:style-name="T5">=</text:span><text:span text:style-name="T10">"com.google.android.gms.version"</text:span><text:span text:style-name="T8"> </text:span><text:span text:style-name="T9">android:value</text:span><text:span text:style-name="T5">=</text:span><text:span text:style-name="T10">"@integer/google_play_services_version"</text:span><text:span text:style-name="T8"> </text:span><text:span text:style-name="T6">/&gt;</text:span></text:p>
      <text:p text:style-name="P17"/>
      <text:p text:style-name="P17">Now add the following broadcast receiver to receive GCM messages</text:p>
      <text:p text:style-name="P17"/>
      <text:p text:style-name="P17"><text:span text:style-name="T6">&lt;</text:span><text:span text:style-name="T7">receiver</text:span></text:p>
      <text:p text:style-name="P25"><text:span text:style-name="T8"><text:s text:c="12"/></text:span><text:span text:style-name="T9">android:name</text:span><text:span text:style-name="T5">=</text:span><text:span text:style-name="T10">"</text:span><text:span text:style-name="T11">packagename </text:span><text:span text:style-name="T10">.GcmBroadcastReceiver"</text:span></text:p>
      <text:p text:style-name="P23"><text:span text:style-name="T8"><text:s text:c="12"/></text:span><text:span text:style-name="T9">android:permission</text:span><text:span text:style-name="T5">=</text:span><text:span text:style-name="T10">"com.google.android.c2dm.permission.SEND"</text:span><text:span text:style-name="T8"> </text:span><text:span text:style-name="T6">&gt;</text:span></text:p>
      <text:p text:style-name="P23"><text:span text:style-name="T5"><text:s text:c="12"/></text:span><text:span text:style-name="T6">&lt;</text:span><text:span text:style-name="T7">intent-filter</text:span><text:span text:style-name="T6">&gt;</text:span></text:p>
      <text:p text:style-name="P23"><text:span text:style-name="T5"><text:s text:c="16"/></text:span><text:span text:style-name="T6">&lt;</text:span><text:span text:style-name="T7">action</text:span><text:span text:style-name="T8"> </text:span><text:span text:style-name="T9">android:name</text:span><text:span text:style-name="T5">=</text:span><text:span text:style-name="T10">"com.google.android.c2dm.intent.RECEIVE"</text:span><text:span text:style-name="T8"> </text:span><text:span text:style-name="T6">/&gt;</text:span></text:p>
      <text:p text:style-name="P23"><text:span text:style-name="T5"><text:s text:c="16"/></text:span><text:span text:style-name="T6">&lt;</text:span><text:span text:style-name="T7">action</text:span><text:span text:style-name="T8"> </text:span><text:span text:style-name="T9">android:name</text:span><text:span text:style-name="T5">=</text:span><text:span text:style-name="T10">"com.google.android.c2dm.intent.REGISTRATION"</text:span><text:span text:style-name="T6">&gt;&lt;/</text:span><text:span text:style-name="T7">action</text:span><text:span text:style-name="T6">&gt;</text:span></text:p>
      <text:p text:style-name="P24"><text:span text:style-name="T5"><text:s text:c="16"/></text:span><text:span text:style-name="T6">&lt;</text:span><text:span text:style-name="T7">category</text:span><text:span text:style-name="T8"> </text:span><text:span text:style-name="T9">android:name</text:span><text:span text:style-name="T5">=</text:span><text:span text:style-name="T10">"</text:span><text:span text:style-name="T11">packagename</text:span><text:span text:style-name="T10">"</text:span><text:span text:style-name="T8"> </text:span><text:span text:style-name="T6">/&gt;</text:span></text:p>
      <text:p text:style-name="P23"><text:span text:style-name="T5"><text:s text:c="12"/></text:span><text:span text:style-name="T6">&lt;/</text:span><text:span text:style-name="T7">intent-filter</text:span><text:span text:style-name="T6">&gt;</text:span></text:p>
      <text:p text:style-name="P23"><text:span text:style-name="T5"><text:s text:c="8"/></text:span><text:span text:style-name="T6">&lt;/</text:span><text:span text:style-name="T7">receiver</text:span><text:span text:style-name="T6">&gt;</text:span></text:p>
      <text:p text:style-name="P17"/>
      <text:p text:style-name="P17">Add the following service for checking GCM messages in background</text:p>
      <text:p text:style-name="P17"/>
      <text:p text:style-name="P18"><text:span text:style-name="T5"><text:s/></text:span><text:span text:style-name="T6">&lt;</text:span><text:span text:style-name="T7">service</text:span><text:span text:style-name="T8"> </text:span><text:span text:style-name="T9">android:name</text:span><text:span text:style-name="T5">=</text:span><text:span text:style-name="T10">"</text:span><text:span text:style-name="T11">packagename</text:span><text:span text:style-name="T10">.GcmIntentService"</text:span><text:span text:style-name="T8"> </text:span><text:span text:style-name="T6">/&gt;</text:span></text:p>
      <text:p text:style-name="P18"/>
      <text:p text:style-name="P18"/>
      <text:p text:style-name="P21"><text:span text:style-name="T19">C</text:span>reate class for BroadcastReceiver (<text:span text:style-name="T18">GcmBroadcastReceiver</text:span>) <text:span text:style-name="T19">and add code for receiver</text:span></text:p>
      <text:p text:style-name="P19"/>
      <text:p text:style-name="P19"><text:span text:style-name="T20">public</text:span><text:span text:style-name="T22"> </text:span><text:span text:style-name="T20">class</text:span><text:span text:style-name="T22"> GcmBroadcastReceiver </text:span><text:span text:style-name="T20">extends</text:span><text:span text:style-name="T22"> WakefulBroadcastReceiver {</text:span></text:p>
      <text:p text:style-name="P23"><text:span text:style-name="T22"><text:s text:c="4"/></text:span><text:span text:style-name="T25">@Override</text:span></text:p>
      <text:p text:style-name="P23"><text:span text:style-name="T22"><text:s text:c="4"/></text:span><text:span text:style-name="T20">public</text:span><text:span text:style-name="T22"> </text:span><text:span text:style-name="T20">void</text:span><text:span text:style-name="T22"> onReceive(Context context, Intent intent) {</text:span></text:p>
      <text:p text:style-name="P29"><text:s text:c="7"/></text:p>
      <text:p text:style-name="P23"><text:span text:style-name="T22"><text:s text:c="8"/>ComponentName comp = </text:span><text:span text:style-name="T20">new</text:span><text:span text:style-name="T22"> ComponentName(context.getPackageName(),</text:span></text:p>
      <text:p text:style-name="P23"><text:span text:style-name="T22"><text:s text:c="16"/>GcmIntentService.</text:span><text:span text:style-name="T20">class</text:span><text:span text:style-name="T22">.getName());</text:span></text:p>
      <text:p text:style-name="P29"><text:s text:c="7"/></text:p>
      <text:p text:style-name="P23"><text:span text:style-name="T22"><text:s text:c="8"/></text:span><text:span text:style-name="T23">startWakefulService</text:span><text:span text:style-name="T22">(context, (intent.setComponent(comp)));</text:span></text:p>
      <text:p text:style-name="P23"><text:span text:style-name="T22"><text:s text:c="8"/>setResultCode(Activity.</text:span><text:span text:style-name="T27">RESULT_OK</text:span><text:span text:style-name="T22">);</text:span></text:p>
      <text:p text:style-name="P29"><text:s text:c="4"/>}</text:p>
      <text:p text:style-name="P29">}</text:p>
      <text:p text:style-name="P23"/>
      <text:p text:style-name="P27">Create class for <text:s/><text:span text:style-name="T19">Service(GcmIntentService) and following code</text:span></text:p>
      <text:p text:style-name="P27"/>
      <text:p text:style-name="P27"><text:span text:style-name="T21">public</text:span><text:span text:style-name="T22"> </text:span><text:span text:style-name="T21">class</text:span><text:span text:style-name="T22"> GcmIntentService </text:span><text:span text:style-name="T21">extends</text:span><text:span text:style-name="T22"> IntentService {</text:span></text:p>
      <text:p text:style-name="P23"><text:span text:style-name="T22"><text:s text:c="4"/></text:span><text:span text:style-name="T20">public</text:span><text:span text:style-name="T22"> </text:span><text:span text:style-name="T20">static</text:span><text:span text:style-name="T22"> </text:span><text:span text:style-name="T20">final</text:span><text:span text:style-name="T22"> </text:span><text:span text:style-name="T20">int</text:span><text:span text:style-name="T22"> </text:span><text:span text:style-name="T27">NOTIFICATION_ID</text:span><text:span text:style-name="T22"> = 1;</text:span></text:p>
      <text:p text:style-name="P23"><text:span text:style-name="T22"><text:s text:c="4"/></text:span><text:span text:style-name="T20">private</text:span><text:span text:style-name="T22"> NotificationManager </text:span><text:span text:style-name="T28">mNotificationManager</text:span><text:span text:style-name="T22">;</text:span></text:p>
      <text:p text:style-name="P23"><text:span text:style-name="T22"><text:s text:c="4"/>NotificationCompat.Builder </text:span><text:span text:style-name="T28">builder</text:span><text:span text:style-name="T22">;</text:span></text:p>
      <text:p text:style-name="P23"><text:span text:style-name="T22"><text:s text:c="4"/></text:span><text:span text:style-name="T20">public</text:span><text:span text:style-name="T22"> </text:span><text:span text:style-name="T20">static</text:span><text:span text:style-name="T22"> </text:span><text:span text:style-name="T20">final</text:span><text:span text:style-name="T22"> String </text:span><text:span text:style-name="T27">SENDER_ID</text:span><text:span text:style-name="T22"> =</text:span><text:span text:style-name="T12">"</text:span><text:span text:style-name="T13">write se</text:span><text:span text:style-name="T14">n</text:span><text:span text:style-name="T13">der id which you have generate earlier</text:span><text:span text:style-name="T12">"</text:span><text:span text:style-name="T22">;</text:span></text:p>
      <text:p text:style-name="P28"/>
      <text:p text:style-name="P23"><text:span text:style-name="T22"><text:s text:c="4"/></text:span><text:span text:style-name="T20">public</text:span><text:span text:style-name="T22"> GcmIntentService() {</text:span></text:p>
      <text:p text:style-name="P23"><text:span text:style-name="T22"><text:s text:c="8"/></text:span><text:span text:style-name="T20">super</text:span><text:span text:style-name="T22">(</text:span><text:span text:style-name="T27">SENDER_ID</text:span><text:span text:style-name="T22">);</text:span></text:p>
      <text:p text:style-name="P29"><text:s text:c="4"/>}</text:p>
      <text:p text:style-name="P29"><text:soft-page-break/><text:s text:c="4"/></text:p>
      <text:p text:style-name="P29"><text:s text:c="4"/></text:p>
      <text:p text:style-name="P29"><text:s text:c="4"/></text:p>
      <text:p text:style-name="P28"/>
      <text:p text:style-name="P23"><text:span text:style-name="T22"><text:s/></text:span><text:span text:style-name="T26">// intent come in in your onReceive method of your BroadcastReceiver:</text:span></text:p>
      <text:p text:style-name="P23"><text:span text:style-name="T22"><text:s text:c="4"/></text:span><text:span text:style-name="T20">public</text:span><text:span text:style-name="T22"> </text:span><text:span text:style-name="T20">void</text:span><text:span text:style-name="T22"> onReceive(Context context, Intent intent) {</text:span></text:p>
      <text:p text:style-name="P23"><text:span text:style-name="T22"><text:s text:c="7"/></text:span><text:span text:style-name="T26">// check to see if it is a message</text:span></text:p>
      <text:p text:style-name="P23"><text:span text:style-name="T22"><text:s text:c="7"/></text:span><text:span text:style-name="T20">if</text:span><text:span text:style-name="T22"> (intent.getAction().equals(</text:span><text:span text:style-name="T12">"com.google.android.c2dm.intent.RECEIVE"</text:span><text:span text:style-name="T22">)) {</text:span></text:p>
      <text:p text:style-name="P23"><text:span text:style-name="T22"><text:s text:c="10"/>String </text:span><text:span text:style-name="T24">id</text:span><text:span text:style-name="T22"> = intent.getExtras().getString(</text:span><text:span text:style-name="T12">"id"</text:span><text:span text:style-name="T22">);</text:span></text:p>
      <text:p text:style-name="P23"><text:span text:style-name="T22"><text:s text:c="10"/>String </text:span><text:span text:style-name="T24">other_key</text:span><text:span text:style-name="T22"> = intent.getExtras().getString(</text:span><text:span text:style-name="T12">"other_key"</text:span><text:span text:style-name="T22">);</text:span></text:p>
      <text:p text:style-name="P28"/>
      <text:p text:style-name="P23"><text:span text:style-name="T22"><text:s text:c="10"/></text:span><text:span text:style-name="T26">// if your key/value is a JSON string, just extract it and parse it using JSONObject</text:span></text:p>
      <text:p text:style-name="P23"><text:span text:style-name="T22"><text:s text:c="10"/>String json_info = intent.getExtras().getString(</text:span><text:span text:style-name="T12">"json_info"</text:span><text:span text:style-name="T22">);</text:span></text:p>
      <text:p text:style-name="P23"><text:span text:style-name="T22"><text:s text:c="10"/></text:span><text:span text:style-name="T26">//JSONObject jsonObj = new JSONObject(json_info);</text:span></text:p>
      <text:p text:style-name="P23"><text:span text:style-name="T22"><text:s text:c="10"/>Log.</text:span><text:span text:style-name="T23">d</text:span><text:span text:style-name="T22">(</text:span><text:span text:style-name="T12">"Message Respinse ---&gt;"</text:span><text:span text:style-name="T22">,json_info);</text:span></text:p>
      <text:p text:style-name="P29"><text:s text:c="7"/>}</text:p>
      <text:p text:style-name="P29"><text:s text:c="4"/>}</text:p>
      <text:p text:style-name="P23"><text:span text:style-name="T22"><text:s text:c="4"/></text:span><text:span text:style-name="T25">@Override</text:span></text:p>
      <text:p text:style-name="P23"><text:span text:style-name="T22"><text:s text:c="4"/></text:span><text:span text:style-name="T20">protected</text:span><text:span text:style-name="T22"> </text:span><text:span text:style-name="T20">void</text:span><text:span text:style-name="T22"> onHandleIntent(Intent intent) {</text:span></text:p>
      <text:p text:style-name="P29"><text:s text:c="8"/>Bundle extras = intent.getExtras();</text:p>
      <text:p text:style-name="P23"><text:span text:style-name="T22"><text:s text:c="8"/>GoogleCloudMessaging gcm = GoogleCloudMessaging.</text:span><text:span text:style-name="T23">getInstance</text:span><text:span text:style-name="T22">(</text:span><text:span text:style-name="T20">this</text:span><text:span text:style-name="T22">);</text:span></text:p>
      <text:p text:style-name="P29"><text:s text:c="8"/>String messageType = gcm.getMessageType(intent);</text:p>
      <text:p text:style-name="P28"/>
      <text:p text:style-name="P23"><text:span text:style-name="T22"><text:s text:c="8"/></text:span><text:span text:style-name="T20">if</text:span><text:span text:style-name="T22"> (!extras.isEmpty()) { <text:s/></text:span></text:p>
      <text:p text:style-name="P23"><text:span text:style-name="T22"><text:s text:c="12"/></text:span><text:span text:style-name="T20">if</text:span><text:span text:style-name="T22"> (GoogleCloudMessaging.</text:span></text:p>
      <text:p text:style-name="P23"><text:span text:style-name="T22"><text:s text:c="20"/></text:span><text:span text:style-name="T27">MESSAGE_TYPE_SEND_ERROR</text:span><text:span text:style-name="T22">.equals(messageType)) {</text:span></text:p>
      <text:p text:style-name="P23"><text:span text:style-name="T22"><text:s text:c="16"/>sendNotification(</text:span><text:span text:style-name="T12">"Send error: "</text:span><text:span text:style-name="T22"> + extras.toString());</text:span></text:p>
      <text:p text:style-name="P23"><text:span text:style-name="T22"><text:s text:c="12"/>} </text:span><text:span text:style-name="T20">else</text:span><text:span text:style-name="T22"> </text:span><text:span text:style-name="T20">if</text:span><text:span text:style-name="T22"> (GoogleCloudMessaging.</text:span></text:p>
      <text:p text:style-name="P23"><text:span text:style-name="T22"><text:s text:c="20"/></text:span><text:span text:style-name="T27">MESSAGE_TYPE_DELETED</text:span><text:span text:style-name="T22">.equals(messageType)) {</text:span></text:p>
      <text:p text:style-name="P23"><text:span text:style-name="T22"><text:s text:c="16"/>sendNotification(</text:span><text:span text:style-name="T12">"Deleted messages on server: "</text:span><text:span text:style-name="T22"> +</text:span></text:p>
      <text:p text:style-name="P29"><text:s text:c="24"/>extras.toString());</text:p>
      <text:p text:style-name="P23"><text:span text:style-name="T22"><text:s text:c="12"/></text:span><text:span text:style-name="T26">// If it's a regular GCM message, do some work.</text:span></text:p>
      <text:p text:style-name="P23"><text:span text:style-name="T22"><text:s text:c="12"/>} </text:span><text:span text:style-name="T20">else</text:span><text:span text:style-name="T22"> </text:span><text:span text:style-name="T20">if</text:span><text:span text:style-name="T22"> (GoogleCloudMessaging.</text:span></text:p>
      <text:p text:style-name="P23"><text:span text:style-name="T22"><text:s text:c="20"/></text:span><text:span text:style-name="T27">MESSAGE_TYPE_MESSAGE</text:span><text:span text:style-name="T22">.equals(messageType)) {</text:span></text:p>
      <text:p text:style-name="P23"><text:span text:style-name="T22"><text:s text:c="16"/></text:span><text:span text:style-name="T26">// This loop represents the service doing some work.</text:span></text:p>
      <text:p text:style-name="P23"><text:span text:style-name="T22"><text:s text:c="16"/></text:span><text:span text:style-name="T20">for</text:span><text:span text:style-name="T22"> (</text:span><text:span text:style-name="T20">int</text:span><text:span text:style-name="T22"> i=0; i&lt;5; i++) {</text:span></text:p>
      <text:p text:style-name="P23"><text:span text:style-name="T22"><text:s text:c="20"/>Log.</text:span><text:span text:style-name="T23">i</text:span><text:span text:style-name="T22">(</text:span><text:span text:style-name="T12">"Msg"</text:span><text:span text:style-name="T22">, </text:span><text:span text:style-name="T12">"Working... "</text:span><text:span text:style-name="T22"> + (i+1)</text:span></text:p>
      <text:p text:style-name="P23"><text:span text:style-name="T22"><text:s text:c="28"/>+ </text:span><text:span text:style-name="T12">"/5 @ "</text:span><text:span text:style-name="T22"> + SystemClock.</text:span><text:span text:style-name="T23">elapsedRealtime</text:span><text:span text:style-name="T22">());</text:span></text:p>
      <text:p text:style-name="P23"><text:span text:style-name="T22"><text:s text:c="20"/></text:span><text:span text:style-name="T20">try</text:span><text:span text:style-name="T22"> {</text:span></text:p>
      <text:p text:style-name="P23"><text:span text:style-name="T22"><text:s text:c="24"/>Thread.</text:span><text:span text:style-name="T23">sleep</text:span><text:span text:style-name="T22">(5000);</text:span></text:p>
      <text:p text:style-name="P23"><text:span text:style-name="T22"><text:s text:c="20"/>} </text:span><text:span text:style-name="T20">catch</text:span><text:span text:style-name="T22"> (InterruptedException e) {</text:span></text:p>
      <text:p text:style-name="P29"><text:s text:c="20"/>}</text:p>
      <text:p text:style-name="P29"><text:s text:c="16"/>}</text:p>
      <text:p text:style-name="P23"><text:span text:style-name="T22"><text:s text:c="16"/>Log.</text:span><text:span text:style-name="T23">i</text:span><text:span text:style-name="T22">(</text:span><text:span text:style-name="T12">"Msg"</text:span><text:span text:style-name="T22">, </text:span><text:span text:style-name="T12">"Completed work @ "</text:span><text:span text:style-name="T22"> + SystemClock.</text:span><text:span text:style-name="T23">elapsedRealtime</text:span><text:span text:style-name="T22">());</text:span></text:p>
      <text:p text:style-name="P23"><text:span text:style-name="T22"><text:s text:c="16"/></text:span><text:span text:style-name="T26">// Post notification of received message.</text:span></text:p>
      <text:p text:style-name="P23"><text:span text:style-name="T22"><text:s text:c="16"/>sendNotification(</text:span><text:span text:style-name="T12">"Received: "</text:span><text:span text:style-name="T22"> + extras.toString());</text:span></text:p>
      <text:p text:style-name="P23"><text:span text:style-name="T22"><text:s text:c="16"/>Log.</text:span><text:span text:style-name="T23">i</text:span><text:span text:style-name="T22">(</text:span><text:span text:style-name="T12">"Msg"</text:span><text:span text:style-name="T22">, </text:span><text:span text:style-name="T12">"Received: "</text:span><text:span text:style-name="T22"> + extras.toString());</text:span></text:p>
      <text:p text:style-name="P29"><text:s text:c="12"/>}</text:p>
      <text:p text:style-name="P29"><text:s text:c="8"/>}</text:p>
      <text:p text:style-name="P23"><text:span text:style-name="T22"><text:s text:c="8"/></text:span><text:span text:style-name="T26">// Release the wake lock provided by the WakefulBroadcastReceiver.</text:span></text:p>
      <text:p text:style-name="P23"><text:span text:style-name="T22"><text:s text:c="8"/>GcmBroadcastReceiver.</text:span><text:span text:style-name="T23">completeWakefulIntent</text:span><text:span text:style-name="T22">(intent);</text:span></text:p>
      <text:p text:style-name="P29"><text:s text:c="4"/>}</text:p>
      <text:p text:style-name="P28"/>
      <text:p text:style-name="P23"><text:span text:style-name="T22"><text:s text:c="4"/></text:span><text:span text:style-name="T20">private</text:span><text:span text:style-name="T22"> </text:span><text:span text:style-name="T20">void</text:span><text:span text:style-name="T22"> sendNotification(String msg) {</text:span></text:p>
      <text:p text:style-name="P23"><text:span text:style-name="T22"><text:s text:c="8"/></text:span><text:span text:style-name="T28">mNotificationManager</text:span><text:span text:style-name="T22"> = (NotificationManager)</text:span></text:p>
      <text:p text:style-name="P23"><text:span text:style-name="T22"><text:s text:c="16"/></text:span><text:span text:style-name="T20">this</text:span><text:span text:style-name="T22">.getSystemService(Context.</text:span><text:span text:style-name="T27">NOTIFICATION_SERVICE</text:span><text:span text:style-name="T22">);</text:span></text:p>
      <text:p text:style-name="P28"/>
      <text:p text:style-name="P23"><text:span text:style-name="T22"><text:s text:c="8"/>PendingIntent contentIntent = PendingIntent.</text:span><text:span text:style-name="T23">getActivity</text:span><text:span text:style-name="T22">(</text:span><text:span text:style-name="T20">this</text:span><text:span text:style-name="T22">, 0,</text:span></text:p>
      <text:p text:style-name="P23"><text:span text:style-name="T22"><text:s text:c="16"/></text:span><text:span text:style-name="T20">new</text:span><text:span text:style-name="T22"> Intent(</text:span><text:span text:style-name="T20">this</text:span><text:span text:style-name="T22">, MainActivity.</text:span><text:span text:style-name="T20">class</text:span><text:span text:style-name="T22">), 0);</text:span></text:p>
      <text:p text:style-name="P28"><text:soft-page-break/></text:p>
      <text:p text:style-name="P29"><text:s text:c="8"/>NotificationCompat.Builder mBuilder =</text:p>
      <text:p text:style-name="P23"><text:span text:style-name="T22"><text:s text:c="16"/></text:span><text:span text:style-name="T20">new</text:span><text:span text:style-name="T22"> NotificationCompat.Builder(</text:span><text:span text:style-name="T20">this</text:span><text:span text:style-name="T22">)</text:span></text:p>
      <text:p text:style-name="P23"><text:span text:style-name="T22"><text:s text:c="8"/>.setSmallIcon(R.drawable.</text:span><text:span text:style-name="T27">ic_launcher</text:span><text:span text:style-name="T22">)</text:span></text:p>
      <text:p text:style-name="P23"><text:span text:style-name="T22"><text:s text:c="8"/>.setContentTitle(</text:span><text:span text:style-name="T12">"GCM Notification"</text:span><text:span text:style-name="T22">)</text:span></text:p>
      <text:p text:style-name="P23"><text:span text:style-name="T22"><text:s text:c="8"/>.setStyle(</text:span><text:span text:style-name="T20">new</text:span><text:span text:style-name="T22"> NotificationCompat.BigTextStyle()</text:span></text:p>
      <text:p text:style-name="P29"><text:s text:c="8"/>.bigText(msg))</text:p>
      <text:p text:style-name="P29"><text:s text:c="8"/>.setContentText(msg);</text:p>
      <text:p text:style-name="P28"/>
      <text:p text:style-name="P29"><text:s text:c="8"/>mBuilder.setContentIntent(contentIntent);</text:p>
      <text:p text:style-name="P23"><text:span text:style-name="T22"><text:s text:c="8"/></text:span><text:span text:style-name="T28">mNotificationManager</text:span><text:span text:style-name="T22">.notify(</text:span><text:span text:style-name="T27">NOTIFICATION_ID</text:span><text:span text:style-name="T22">, mBuilder.build());</text:span></text:p>
      <text:p text:style-name="P29"><text:s text:c="4"/>}</text:p>
      <text:p text:style-name="P29">}</text:p>
      <text:p text:style-name="P27"/>
      <text:p text:style-name="P21"/>
      <text:p text:style-name="P20"/>
      <text:p text:style-name="P22"><text:span text:style-name="T16">M</text:span><text:span text:style-name="T15">ainActivity</text:span></text:p>
      <text:p text:style-name="P22"/>
      <text:p text:style-name="P22"><text:span text:style-name="T21">public</text:span><text:span text:style-name="T22"> </text:span><text:span text:style-name="T21">class</text:span><text:span text:style-name="T22"> MainActivity </text:span><text:span text:style-name="T21">extends</text:span><text:span text:style-name="T22"> Activity {</text:span></text:p>
      <text:p text:style-name="P23"><text:span text:style-name="T22"><text:tab/></text:span><text:span text:style-name="T20">public</text:span><text:span text:style-name="T22"> </text:span><text:span text:style-name="T20">static</text:span><text:span text:style-name="T22"> </text:span><text:span text:style-name="T20">final</text:span><text:span text:style-name="T22"> String </text:span><text:span text:style-name="T27">EXTRA_MESSAGE</text:span><text:span text:style-name="T22"> = </text:span><text:span text:style-name="T12">"message"</text:span><text:span text:style-name="T22">;</text:span></text:p>
      <text:p text:style-name="P23"><text:span text:style-name="T22"><text:s text:c="4"/></text:span><text:span text:style-name="T20">public</text:span><text:span text:style-name="T22"> </text:span><text:span text:style-name="T20">static</text:span><text:span text:style-name="T22"> </text:span><text:span text:style-name="T20">final</text:span><text:span text:style-name="T22"> String </text:span><text:span text:style-name="T27">PROPERTY_REG_ID</text:span><text:span text:style-name="T22"> = </text:span><text:span text:style-name="T12">"registration_id"</text:span><text:span text:style-name="T22">;</text:span></text:p>
      <text:p text:style-name="P23"><text:span text:style-name="T22"><text:s text:c="4"/></text:span><text:span text:style-name="T20">private</text:span><text:span text:style-name="T22"> </text:span><text:span text:style-name="T20">static</text:span><text:span text:style-name="T22"> </text:span><text:span text:style-name="T20">final</text:span><text:span text:style-name="T22"> String </text:span><text:span text:style-name="T27">PROPERTY_APP_VERSION</text:span><text:span text:style-name="T22"> = </text:span><text:span text:style-name="T12">"appVersion"</text:span><text:span text:style-name="T22">;</text:span></text:p>
      <text:p text:style-name="P23"><text:span text:style-name="T22"><text:s text:c="4"/></text:span><text:span text:style-name="T20">private</text:span><text:span text:style-name="T22"> </text:span><text:span text:style-name="T20">final</text:span><text:span text:style-name="T22"> </text:span><text:span text:style-name="T20">static</text:span><text:span text:style-name="T22"> </text:span><text:span text:style-name="T20">int</text:span><text:span text:style-name="T22"> </text:span><text:span text:style-name="T27">PLAY_SERVICES_RESOLUTION_REQUEST</text:span><text:span text:style-name="T22"> = 9000;</text:span></text:p>
      <text:p text:style-name="P29"><text:s text:c="4"/></text:p>
      <text:p text:style-name="P29"><text:s text:c="3"/></text:p>
      <text:p text:style-name="P26"><text:span text:style-name="T22"><text:s text:c="4"/>String </text:span><text:span text:style-name="T28">SENDER_ID</text:span><text:span text:style-name="T22"> = </text:span><text:span text:style-name="T12">"</text:span><text:span text:style-name="T30">project number you got from the API Console</text:span><text:span text:style-name="T12">"</text:span><text:span text:style-name="T22">;</text:span></text:p>
      <text:p text:style-name="P23"/>
      <text:p text:style-name="P23"><text:span text:style-name="T22"><text:s text:c="4"/></text:span><text:span text:style-name="T20">static</text:span><text:span text:style-name="T22"> </text:span><text:span text:style-name="T20">final</text:span><text:span text:style-name="T22"> String </text:span><text:span text:style-name="T27">TAG</text:span><text:span text:style-name="T22"> = </text:span><text:span text:style-name="T12">"GCMDemo"</text:span><text:span text:style-name="T22">;</text:span></text:p>
      <text:p text:style-name="P28"/>
      <text:p text:style-name="P29"><text:s text:c="3"/></text:p>
      <text:p text:style-name="P23"><text:span text:style-name="T22"><text:s text:c="4"/>GoogleCloudMessaging </text:span><text:span text:style-name="T28">gcm</text:span><text:span text:style-name="T22">;</text:span></text:p>
      <text:p text:style-name="P23"><text:span text:style-name="T22"><text:s text:c="4"/>AtomicInteger </text:span><text:span text:style-name="T28">msgId</text:span><text:span text:style-name="T22"> = </text:span><text:span text:style-name="T20">new</text:span><text:span text:style-name="T22"> AtomicInteger();</text:span></text:p>
      <text:p text:style-name="P23"><text:span text:style-name="T22"><text:s text:c="4"/>SharedPreferences </text:span><text:span text:style-name="T28">prefs</text:span><text:span text:style-name="T22">;</text:span></text:p>
      <text:p text:style-name="P23"><text:span text:style-name="T22"><text:s text:c="4"/>Context </text:span><text:span text:style-name="T28">context</text:span><text:span text:style-name="T22">;</text:span></text:p>
      <text:p text:style-name="P28"/>
      <text:p text:style-name="P23"><text:span text:style-name="T22"><text:s text:c="4"/>String </text:span><text:span text:style-name="T28">regid</text:span><text:span text:style-name="T22">;</text:span></text:p>
      <text:p text:style-name="P28"/>
      <text:p text:style-name="P23"><text:span text:style-name="T22"><text:tab/></text:span><text:span text:style-name="T25">@SuppressLint</text:span><text:span text:style-name="T22">(</text:span><text:span text:style-name="T12">"NewApi"</text:span><text:span text:style-name="T22">)</text:span></text:p>
      <text:p text:style-name="P23"><text:span text:style-name="T22"><text:tab/></text:span><text:span text:style-name="T25">@Override</text:span></text:p>
      <text:p text:style-name="P23"><text:span text:style-name="T22"><text:tab/></text:span><text:span text:style-name="T20">protected</text:span><text:span text:style-name="T22"> </text:span><text:span text:style-name="T20">void</text:span><text:span text:style-name="T22"> onCreate(Bundle savedInstanceState) {</text:span></text:p>
      <text:p text:style-name="P23"><text:span text:style-name="T22"><text:tab/><text:tab/></text:span><text:span text:style-name="T20">super</text:span><text:span text:style-name="T22">.onCreate(savedInstanceState);</text:span></text:p>
      <text:p text:style-name="P23"><text:span text:style-name="T22"><text:tab/><text:tab/>setContentView(R.layout.</text:span><text:span text:style-name="T27">activity_main</text:span><text:span text:style-name="T22">);</text:span></text:p>
      <text:p text:style-name="P28"/>
      <text:p text:style-name="P28"/>
      <text:p text:style-name="P23"><text:span text:style-name="T22"><text:tab/><text:tab/></text:span><text:span text:style-name="T28">context</text:span><text:span text:style-name="T22"> = getApplicationContext();</text:span></text:p>
      <text:p text:style-name="P28"/>
      <text:p text:style-name="P23"><text:span text:style-name="T22"><text:s text:c="8"/></text:span><text:span text:style-name="T26">// Check device for Play Services APK. If check succeeds, proceed with</text:span></text:p>
      <text:p text:style-name="P23"><text:span text:style-name="T22"><text:s text:c="8"/></text:span><text:span text:style-name="T26">// <text:s/>GCM registration.</text:span></text:p>
      <text:p text:style-name="P23"><text:span text:style-name="T22"><text:s text:c="8"/></text:span><text:span text:style-name="T20">if</text:span><text:span text:style-name="T22"> (checkPlayServices()) {</text:span></text:p>
      <text:p text:style-name="P23"><text:span text:style-name="T22"><text:s text:c="12"/></text:span><text:span text:style-name="T28">gcm</text:span><text:span text:style-name="T22"> = GoogleCloudMessaging.</text:span><text:span text:style-name="T23">getInstance</text:span><text:span text:style-name="T22">(</text:span><text:span text:style-name="T20">this</text:span><text:span text:style-name="T22">);</text:span></text:p>
      <text:p text:style-name="P23"><text:span text:style-name="T22"><text:s text:c="12"/></text:span><text:span text:style-name="T28">regid</text:span><text:span text:style-name="T22"> = getRegistrationId(</text:span><text:span text:style-name="T28">context</text:span><text:span text:style-name="T22">);</text:span></text:p>
      <text:p text:style-name="P23"><text:span text:style-name="T22"><text:s text:c="12"/>Log.</text:span><text:span text:style-name="T23">d</text:span><text:span text:style-name="T22">(</text:span><text:span text:style-name="T12">"Registration ID "</text:span><text:span text:style-name="T22">,</text:span><text:span text:style-name="T28">regid</text:span><text:span text:style-name="T22">+</text:span><text:span text:style-name="T12">""</text:span><text:span text:style-name="T22">);</text:span></text:p>
      <text:p text:style-name="P28"/>
      <text:p text:style-name="P23"><text:span text:style-name="T22"><text:s text:c="12"/></text:span><text:span text:style-name="T20">if</text:span><text:span text:style-name="T22"> (</text:span><text:span text:style-name="T28">regid</text:span><text:span text:style-name="T22">.isEmpty()) {</text:span></text:p>
      <text:p text:style-name="P29"><text:s text:c="16"/>registerInBackground();</text:p>
      <text:p text:style-name="P29"><text:s text:c="12"/>}</text:p>
      <text:p text:style-name="P23"><text:span text:style-name="T22"><text:s text:c="8"/>} </text:span><text:span text:style-name="T20">else</text:span><text:span text:style-name="T22"> {</text:span></text:p>
      <text:p text:style-name="P23"><text:span text:style-name="T22"><text:s text:c="12"/>Log.</text:span><text:span text:style-name="T23">d</text:span><text:span text:style-name="T22">(</text:span><text:span text:style-name="T27">TAG</text:span><text:span text:style-name="T22">, </text:span><text:span text:style-name="T12">"No valid Google Play Services APK found."</text:span><text:span text:style-name="T22">);</text:span></text:p>
      <text:p text:style-name="P29"><text:s text:c="8"/>}</text:p>
      <text:p text:style-name="P29"><text:s text:c="7"/></text:p>
      <text:p text:style-name="P29"><text:tab/>}</text:p>
      <text:p text:style-name="P29"><text:soft-page-break/><text:tab/></text:p>
      <text:p text:style-name="P23"><text:span text:style-name="T22"><text:tab/></text:span><text:span text:style-name="T20">private</text:span><text:span text:style-name="T22"> </text:span><text:span text:style-name="T20">boolean</text:span><text:span text:style-name="T22"> checkPlayServices() {</text:span></text:p>
      <text:p text:style-name="P23"><text:span text:style-name="T22"><text:tab/> <text:s text:c="3"/></text:span><text:span text:style-name="T20">int</text:span><text:span text:style-name="T22"> resultCode = GooglePlayServicesUtil.</text:span><text:span text:style-name="T23">isGooglePlayServicesAvailable</text:span><text:span text:style-name="T22">(</text:span><text:span text:style-name="T20">this</text:span><text:span text:style-name="T22">);</text:span></text:p>
      <text:p text:style-name="P23"><text:span text:style-name="T22"><text:tab/> <text:s text:c="3"/></text:span><text:span text:style-name="T20">if</text:span><text:span text:style-name="T22"> (resultCode != ConnectionResult.</text:span><text:span text:style-name="T27">SUCCESS</text:span><text:span text:style-name="T22">) {</text:span></text:p>
      <text:p text:style-name="P23"><text:span text:style-name="T22"><text:tab/> <text:s text:c="7"/></text:span><text:span text:style-name="T20">if</text:span><text:span text:style-name="T22"> (GooglePlayServicesUtil.</text:span><text:span text:style-name="T23">isUserRecoverableError</text:span><text:span text:style-name="T22">(resultCode)) {</text:span></text:p>
      <text:p text:style-name="P23"><text:span text:style-name="T22"><text:tab/> <text:s text:c="11"/>GooglePlayServicesUtil.</text:span><text:span text:style-name="T23">getErrorDialog</text:span><text:span text:style-name="T22">(resultCode, </text:span><text:span text:style-name="T20">this</text:span><text:span text:style-name="T22">,</text:span></text:p>
      <text:p text:style-name="P23"><text:span text:style-name="T22"><text:tab/> <text:s text:c="19"/></text:span><text:span text:style-name="T27">PLAY_SERVICES_RESOLUTION_REQUEST</text:span><text:span text:style-name="T22">).show();</text:span></text:p>
      <text:p text:style-name="P23"><text:span text:style-name="T22"><text:tab/> <text:s text:c="7"/>} </text:span><text:span text:style-name="T20">else</text:span><text:span text:style-name="T22"> {</text:span></text:p>
      <text:p text:style-name="P23"><text:span text:style-name="T22"><text:tab/> <text:s text:c="11"/>Log.</text:span><text:span text:style-name="T23">i</text:span><text:span text:style-name="T22">(</text:span><text:span text:style-name="T27">TAG</text:span><text:span text:style-name="T22">, </text:span><text:span text:style-name="T12">"This device is not supported."</text:span><text:span text:style-name="T22">);</text:span></text:p>
      <text:p text:style-name="P29"><text:tab/> <text:s text:c="11"/>finish();</text:p>
      <text:p text:style-name="P29"><text:tab/> <text:s text:c="7"/>}</text:p>
      <text:p text:style-name="P23"><text:span text:style-name="T22"><text:tab/> <text:s text:c="7"/></text:span><text:span text:style-name="T20">return</text:span><text:span text:style-name="T22"> </text:span><text:span text:style-name="T20">false</text:span><text:span text:style-name="T22">;</text:span></text:p>
      <text:p text:style-name="P29"><text:tab/> <text:s text:c="3"/>}</text:p>
      <text:p text:style-name="P23"><text:span text:style-name="T22"><text:tab/> <text:s text:c="3"/></text:span><text:span text:style-name="T20">return</text:span><text:span text:style-name="T22"> </text:span><text:span text:style-name="T20">true</text:span><text:span text:style-name="T22">;</text:span></text:p>
      <text:p text:style-name="P29"><text:tab/>}</text:p>
      <text:p text:style-name="P29"><text:tab/></text:p>
      <text:p text:style-name="P23"><text:span text:style-name="T22"><text:tab/></text:span><text:span text:style-name="T25">@SuppressLint</text:span><text:span text:style-name="T22">(</text:span><text:span text:style-name="T12">"NewApi"</text:span><text:span text:style-name="T22">)</text:span></text:p>
      <text:p text:style-name="P23"><text:span text:style-name="T22"><text:tab/></text:span><text:span text:style-name="T20">private</text:span><text:span text:style-name="T22"> String getRegistrationId(Context context) {</text:span></text:p>
      <text:p text:style-name="P23"><text:span text:style-name="T22"><text:tab/> <text:s text:c="3"/></text:span><text:span text:style-name="T20">final</text:span><text:span text:style-name="T22"> SharedPreferences prefs = getGCMPreferences(context);</text:span></text:p>
      <text:p text:style-name="P23"><text:span text:style-name="T22"><text:tab/> <text:s text:c="3"/>String registrationId = prefs.getString(</text:span><text:span text:style-name="T27">PROPERTY_REG_ID</text:span><text:span text:style-name="T22">, </text:span><text:span text:style-name="T12">""</text:span><text:span text:style-name="T22">);</text:span></text:p>
      <text:p text:style-name="P23"><text:span text:style-name="T22"><text:tab/> <text:s text:c="3"/></text:span><text:span text:style-name="T20">if</text:span><text:span text:style-name="T22"> (registrationId.isEmpty()) {</text:span></text:p>
      <text:p text:style-name="P23"><text:span text:style-name="T22"><text:tab/> <text:s text:c="7"/>Log.</text:span><text:span text:style-name="T23">i</text:span><text:span text:style-name="T22">(</text:span><text:span text:style-name="T27">TAG</text:span><text:span text:style-name="T22">, </text:span><text:span text:style-name="T12">"Registration not found."</text:span><text:span text:style-name="T22">);</text:span></text:p>
      <text:p text:style-name="P23"><text:span text:style-name="T22"><text:tab/> <text:s text:c="7"/></text:span><text:span text:style-name="T20">return</text:span><text:span text:style-name="T22"> </text:span><text:span text:style-name="T12">""</text:span><text:span text:style-name="T22">;</text:span></text:p>
      <text:p text:style-name="P29"><text:tab/> <text:s text:c="3"/>}</text:p>
      <text:p text:style-name="P23"><text:span text:style-name="T22"><text:tab/> <text:s text:c="3"/></text:span><text:span text:style-name="T20">int</text:span><text:span text:style-name="T22"> registeredVersion = prefs.getInt(</text:span><text:span text:style-name="T27">PROPERTY_APP_VERSION</text:span><text:span text:style-name="T22">, Integer.</text:span><text:span text:style-name="T27">MIN_VALUE</text:span><text:span text:style-name="T22">);</text:span></text:p>
      <text:p text:style-name="P23"><text:span text:style-name="T22"><text:tab/> <text:s text:c="3"/></text:span><text:span text:style-name="T20">int</text:span><text:span text:style-name="T22"> currentVersion = </text:span><text:span text:style-name="T23">getAppVersion</text:span><text:span text:style-name="T22">(context);</text:span></text:p>
      <text:p text:style-name="P23"><text:span text:style-name="T22"><text:tab/> <text:s text:c="3"/></text:span><text:span text:style-name="T20">if</text:span><text:span text:style-name="T22"> (registeredVersion != currentVersion) {</text:span></text:p>
      <text:p text:style-name="P23"><text:span text:style-name="T22"><text:tab/> <text:s text:c="7"/>Log.</text:span><text:span text:style-name="T23">i</text:span><text:span text:style-name="T22">(</text:span><text:span text:style-name="T27">TAG</text:span><text:span text:style-name="T22">, </text:span><text:span text:style-name="T12">"App version changed."</text:span><text:span text:style-name="T22">);</text:span></text:p>
      <text:p text:style-name="P23"><text:span text:style-name="T22"><text:tab/> <text:s text:c="7"/></text:span><text:span text:style-name="T20">return</text:span><text:span text:style-name="T22"> </text:span><text:span text:style-name="T12">""</text:span><text:span text:style-name="T22">;</text:span></text:p>
      <text:p text:style-name="P29"><text:tab/> <text:s text:c="3"/>}</text:p>
      <text:p text:style-name="P23"><text:span text:style-name="T22"><text:tab/> <text:s text:c="3"/></text:span><text:span text:style-name="T20">return</text:span><text:span text:style-name="T22"> registrationId;</text:span></text:p>
      <text:p text:style-name="P29"><text:tab/>}</text:p>
      <text:p text:style-name="P28"/>
      <text:p text:style-name="P23"><text:span text:style-name="T22"><text:tab/></text:span><text:span text:style-name="T20">private</text:span><text:span text:style-name="T22"> </text:span><text:span text:style-name="T20">static</text:span><text:span text:style-name="T22"> </text:span><text:span text:style-name="T20">int</text:span><text:span text:style-name="T22"> getAppVersion(Context context) {</text:span></text:p>
      <text:p text:style-name="P23"><text:span text:style-name="T22"><text:tab/> <text:s text:c="3"/></text:span><text:span text:style-name="T20">try</text:span><text:span text:style-name="T22"> {</text:span></text:p>
      <text:p text:style-name="P29"><text:tab/> <text:s text:c="7"/>PackageInfo packageInfo = context.getPackageManager()</text:p>
      <text:p text:style-name="P29"><text:tab/> <text:s text:c="15"/>.getPackageInfo(context.getPackageName(), 0);</text:p>
      <text:p text:style-name="P23"><text:span text:style-name="T22"><text:tab/> <text:s text:c="7"/></text:span><text:span text:style-name="T20">return</text:span><text:span text:style-name="T22"> packageInfo.</text:span><text:span text:style-name="T28">versionCode</text:span><text:span text:style-name="T22">;</text:span></text:p>
      <text:p text:style-name="P23"><text:span text:style-name="T22"><text:tab/> <text:s text:c="3"/>} </text:span><text:span text:style-name="T20">catch</text:span><text:span text:style-name="T22"> (NameNotFoundException e) {</text:span></text:p>
      <text:p text:style-name="P23"><text:span text:style-name="T22"><text:tab/> <text:s text:c="7"/></text:span><text:span text:style-name="T26">// should never happen</text:span></text:p>
      <text:p text:style-name="P23"><text:span text:style-name="T22"><text:tab/> <text:s text:c="7"/></text:span><text:span text:style-name="T20">throw</text:span><text:span text:style-name="T22"> </text:span><text:span text:style-name="T20">new</text:span><text:span text:style-name="T22"> RuntimeException(</text:span><text:span text:style-name="T12">"Could not get package name: "</text:span><text:span text:style-name="T22"> + e);</text:span></text:p>
      <text:p text:style-name="P29"><text:tab/> <text:s text:c="3"/>}</text:p>
      <text:p text:style-name="P29"><text:tab/>}</text:p>
      <text:p text:style-name="P23"><text:span text:style-name="T22"><text:tab/></text:span><text:span text:style-name="T20">private</text:span><text:span text:style-name="T22"> SharedPreferences getGCMPreferences(Context context) {</text:span></text:p>
      <text:p text:style-name="P23"><text:span text:style-name="T22"><text:tab/> <text:s text:c="3"/></text:span><text:span text:style-name="T20">return</text:span><text:span text:style-name="T22"> getSharedPreferences(MainActivity.</text:span><text:span text:style-name="T20">class</text:span><text:span text:style-name="T22">.getSimpleName(),</text:span></text:p>
      <text:p text:style-name="P23"><text:span text:style-name="T22"><text:tab/> <text:s text:c="11"/>Context.</text:span><text:span text:style-name="T27">MODE_PRIVATE</text:span><text:span text:style-name="T22">);</text:span></text:p>
      <text:p text:style-name="P29"><text:tab/>}</text:p>
      <text:p text:style-name="P29"><text:tab/></text:p>
      <text:p text:style-name="P29"><text:tab/></text:p>
      <text:p text:style-name="P28"/>
      <text:p text:style-name="P23"><text:span text:style-name="T22"><text:tab/> <text:s/></text:span><text:span text:style-name="T20">private</text:span><text:span text:style-name="T22"> </text:span><text:span text:style-name="T20">void</text:span><text:span text:style-name="T22"> registerInBackground() {</text:span></text:p>
      <text:p text:style-name="P23"><text:span text:style-name="T22"><text:tab/> <text:s text:c="7"/></text:span><text:span text:style-name="T20">new</text:span><text:span text:style-name="T22"> AsyncTask&lt;Void, Void, String&gt;() {</text:span></text:p>
      <text:p text:style-name="P23"><text:span text:style-name="T22"><text:tab/> <text:s text:c="11"/></text:span><text:span text:style-name="T25">@Override</text:span></text:p>
      <text:p text:style-name="P23"><text:span text:style-name="T22"><text:tab/> <text:s text:c="11"/></text:span><text:span text:style-name="T20">protected</text:span><text:span text:style-name="T22"> String doInBackground(Void... params) {</text:span></text:p>
      <text:p text:style-name="P23"><text:span text:style-name="T22"><text:tab/> <text:s text:c="15"/>String msg = </text:span><text:span text:style-name="T12">""</text:span><text:span text:style-name="T22">;</text:span></text:p>
      <text:p text:style-name="P23"><text:span text:style-name="T22"><text:tab/> <text:s text:c="15"/></text:span><text:span text:style-name="T20">try</text:span><text:span text:style-name="T22"> {</text:span></text:p>
      <text:p text:style-name="P23"><text:span text:style-name="T22"><text:tab/> <text:s text:c="19"/></text:span><text:span text:style-name="T20">if</text:span><text:span text:style-name="T22"> (</text:span><text:span text:style-name="T28">gcm</text:span><text:span text:style-name="T22"> == </text:span><text:span text:style-name="T20">null</text:span><text:span text:style-name="T22">) {</text:span></text:p>
      <text:p text:style-name="P23"><text:span text:style-name="T22"><text:tab/> <text:s text:c="23"/></text:span><text:span text:style-name="T28">gcm</text:span><text:span text:style-name="T22"> = GoogleCloudMessaging.</text:span><text:span text:style-name="T23">getInstance</text:span><text:span text:style-name="T22">(</text:span><text:span text:style-name="T28">context</text:span><text:span text:style-name="T22">);</text:span></text:p>
      <text:p text:style-name="P29"><text:tab/> <text:s text:c="19"/>}</text:p>
      <text:p text:style-name="P23"><text:span text:style-name="T22"><text:tab/> <text:s text:c="19"/></text:span><text:span text:style-name="T28">regid</text:span><text:span text:style-name="T22"> = </text:span><text:span text:style-name="T28">gcm</text:span><text:span text:style-name="T22">.register(</text:span><text:span text:style-name="T28">SENDER_ID</text:span><text:span text:style-name="T22">);</text:span></text:p>
      <text:p text:style-name="P23"><text:soft-page-break/><text:span text:style-name="T22"><text:tab/> <text:s text:c="19"/>msg = </text:span><text:span text:style-name="T12">"Device registered, registration ID="</text:span><text:span text:style-name="T22"> + </text:span><text:span text:style-name="T28">regid</text:span><text:span text:style-name="T22">;</text:span></text:p>
      <text:p text:style-name="P23"><text:span text:style-name="T22"><text:tab/> <text:s text:c="19"/>Log.</text:span><text:span text:style-name="T23">d</text:span><text:span text:style-name="T22">(</text:span><text:span text:style-name="T12">"Device Reg ID"</text:span><text:span text:style-name="T22">,</text:span><text:span text:style-name="T28">regid</text:span><text:span text:style-name="T22">);</text:span></text:p>
      <text:p text:style-name="P23"><text:span text:style-name="T22"><text:tab/> <text:s text:c="19"/>storeRegistrationId(</text:span><text:span text:style-name="T28">context</text:span><text:span text:style-name="T22">, </text:span><text:span text:style-name="T28">regid</text:span><text:span text:style-name="T22">);</text:span></text:p>
      <text:p text:style-name="P23"><text:span text:style-name="T22"><text:tab/> <text:s text:c="15"/>} </text:span><text:span text:style-name="T20">catch</text:span><text:span text:style-name="T22"> (IOException ex) {</text:span></text:p>
      <text:p text:style-name="P23"><text:span text:style-name="T22"><text:tab/> <text:s text:c="19"/>msg = </text:span><text:span text:style-name="T12">"Error :"</text:span><text:span text:style-name="T22"> + ex.getMessage();</text:span></text:p>
      <text:p text:style-name="P29"><text:tab/> <text:s text:c="15"/>}</text:p>
      <text:p text:style-name="P23"><text:span text:style-name="T22"><text:tab/> <text:s text:c="15"/></text:span><text:span text:style-name="T20">return</text:span><text:span text:style-name="T22"> msg;</text:span></text:p>
      <text:p text:style-name="P29"><text:tab/> <text:s text:c="11"/>}</text:p>
      <text:p text:style-name="P28"/>
      <text:p text:style-name="P23"><text:span text:style-name="T22"><text:tab/> <text:s text:c="11"/></text:span><text:span text:style-name="T25">@Override</text:span></text:p>
      <text:p text:style-name="P23"><text:span text:style-name="T22"><text:tab/> <text:s text:c="11"/></text:span><text:span text:style-name="T20">protected</text:span><text:span text:style-name="T22"> </text:span><text:span text:style-name="T20">void</text:span><text:span text:style-name="T22"> onPostExecute(String msg) {</text:span></text:p>
      <text:p text:style-name="P23"><text:span text:style-name="T22"><text:tab/> <text:s text:c="11"/><text:tab/>Toast.</text:span><text:span text:style-name="T23">makeText</text:span><text:span text:style-name="T22">(getApplicationContext(), msg,Toast.</text:span><text:span text:style-name="T27">LENGTH_SHORT</text:span><text:span text:style-name="T22">).show();</text:span></text:p>
      <text:p text:style-name="P29"><text:tab/> <text:s text:c="11"/>}</text:p>
      <text:p text:style-name="P23"><text:span text:style-name="T22"><text:tab/> <text:s text:c="7"/>}.execute(</text:span><text:span text:style-name="T20">null</text:span><text:span text:style-name="T22">, </text:span><text:span text:style-name="T20">null</text:span><text:span text:style-name="T22">, </text:span><text:span text:style-name="T20">null</text:span><text:span text:style-name="T22">);</text:span></text:p>
      <text:p text:style-name="P29"><text:tab/> <text:s text:c="3"/>}</text:p>
      <text:p text:style-name="P28"/>
      <text:p text:style-name="P29"><text:tab/></text:p>
      <text:p text:style-name="P23"><text:span text:style-name="T22"><text:tab/></text:span><text:span text:style-name="T20">private</text:span><text:span text:style-name="T22"> </text:span><text:span text:style-name="T20">void</text:span><text:span text:style-name="T22"> storeRegistrationId(Context context, String regId) {</text:span></text:p>
      <text:p text:style-name="P23"><text:span text:style-name="T22"><text:tab/> <text:s text:c="3"/></text:span><text:span text:style-name="T20">final</text:span><text:span text:style-name="T22"> SharedPreferences prefs = getGCMPreferences(context);</text:span></text:p>
      <text:p text:style-name="P23"><text:span text:style-name="T22"><text:tab/> <text:s text:c="3"/></text:span><text:span text:style-name="T20">int</text:span><text:span text:style-name="T22"> appVersion = </text:span><text:span text:style-name="T23">getAppVersion</text:span><text:span text:style-name="T22">(context);</text:span></text:p>
      <text:p text:style-name="P23"><text:span text:style-name="T22"><text:tab/> <text:s text:c="3"/>Log.</text:span><text:span text:style-name="T23">i</text:span><text:span text:style-name="T22">(</text:span><text:span text:style-name="T27">TAG</text:span><text:span text:style-name="T22">, </text:span><text:span text:style-name="T12">"Saving regId on app version "</text:span><text:span text:style-name="T22"> + appVersion);</text:span></text:p>
      <text:p text:style-name="P29"><text:tab/> <text:s text:c="3"/>SharedPreferences.Editor editor = prefs.edit();</text:p>
      <text:p text:style-name="P23"><text:span text:style-name="T22"><text:tab/> <text:s text:c="3"/>editor.putString(</text:span><text:span text:style-name="T27">PROPERTY_REG_ID</text:span><text:span text:style-name="T22">, regId);</text:span></text:p>
      <text:p text:style-name="P23"><text:span text:style-name="T22"><text:tab/> <text:s text:c="3"/>editor.putInt(</text:span><text:span text:style-name="T27">PROPERTY_APP_VERSION</text:span><text:span text:style-name="T22">, appVersion);</text:span></text:p>
      <text:p text:style-name="P29"><text:tab/> <text:s text:c="3"/>editor.commit();</text:p>
      <text:p text:style-name="P29"><text:tab/>}</text:p>
      <text:p text:style-name="P29"><text:tab/></text:p>
      <text:p text:style-name="P29"><text:tab/></text:p>
      <text:p text:style-name="P28"/>
      <text:p text:style-name="P23"><text:span text:style-name="T22"><text:tab/></text:span><text:span text:style-name="T30">/**</text:span></text:p>
      <text:p text:style-name="P30"><text:tab/> * Receiving push messages</text:p>
      <text:p text:style-name="P30"><text:tab/> * */</text:p>
      <text:p text:style-name="P23"><text:span text:style-name="T22"><text:tab/></text:span><text:span text:style-name="T20">private</text:span><text:span text:style-name="T22"> </text:span><text:span text:style-name="T20">final</text:span><text:span text:style-name="T22"> BroadcastReceiver </text:span><text:span text:style-name="T29">mHandleMessageReceiver</text:span><text:span text:style-name="T22"> = </text:span><text:span text:style-name="T20">new</text:span><text:span text:style-name="T22"> BroadcastReceiver() {</text:span></text:p>
      <text:p text:style-name="P23"><text:span text:style-name="T22"><text:tab/><text:tab/></text:span><text:span text:style-name="T25">@Override</text:span></text:p>
      <text:p text:style-name="P23"><text:span text:style-name="T22"><text:tab/><text:tab/></text:span><text:span text:style-name="T20">public</text:span><text:span text:style-name="T22"> </text:span><text:span text:style-name="T20">void</text:span><text:span text:style-name="T22"> onReceive(Context context, Intent intent) {</text:span></text:p>
      <text:p text:style-name="P23"><text:span text:style-name="T22"><text:tab/><text:tab/><text:tab/>String newMessage = intent.getExtras().getString(</text:span><text:span text:style-name="T27">EXTRA_MESSAGE</text:span><text:span text:style-name="T22">);</text:span></text:p>
      <text:p text:style-name="P23"><text:span text:style-name="T22"><text:tab/><text:tab/><text:tab/>Toast.</text:span><text:span text:style-name="T23">makeText</text:span><text:span text:style-name="T22">(getApplicationContext(), </text:span><text:span text:style-name="T12">"New Message: "</text:span><text:span text:style-name="T22"> + newMessage, Toast.</text:span><text:span text:style-name="T27">LENGTH_LONG</text:span><text:span text:style-name="T22">).show();</text:span></text:p>
      <text:p text:style-name="P29"><text:tab/><text:tab/><text:tab/></text:p>
      <text:p text:style-name="P29"><text:tab/><text:tab/>}</text:p>
      <text:p text:style-name="P29"><text:tab/>};</text:p>
      <text:p text:style-name="P29">}</text:p>
      <text:p text:style-name="P22"/>
      <text:p text:style-name="P22"/>
      <text:p text:style-name="P38"><text:span text:style-name="T15">To Test GCM service use </text:span><text:a xlink:type="simple" xlink:href="http://gcm-alert.appspot.com/"><text:span text:style-name="T15">http://gcm-alert.appspot.com/</text:span></text:a><text:span text:style-name="T15"> link</text:span></text:p>
      <text:p text:style-name="P38"/>
      <text:p text:style-name="P38"/>
      <text:p text:style-name="P38"/>
      <text:p text:style-name="P39"><text:span text:style-name="T15">Requirement</text:span></text:p>
      <text:p text:style-name="P39"/>
      <text:p text:style-name="P40"><text:span text:style-name="T17">Android App – a) </text:span><text:span text:style-name="T34">Sender ID </text:span><text:span text:style-name="T35">(Project number in google-service.json/google developer console)</text:span></text:p>
      <text:p text:style-name="P39"/>
      <text:p text:style-name="P39"><text:span text:style-name="T33">Server Side – a) </text:span><text:span text:style-name="T36">API_ACCESS_KEY (</text:span><text:span text:style-name="T37">Server key in google developer console</text:span><text:span text:style-name="T36">)</text:span></text:p>
      <text:p text:style-name="P39"><text:span text:style-name="T36"><text:tab/> <text:s text:c="10"/></text:span><text:span text:style-name="T39">b) </text:span><text:span text:style-name="T37">GCM registation id – Device registration id from GCM server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2:17:56.026368099</meta:creation-date>
    <dc:date>2015-12-29T22:00:50.549009496</dc:date>
    <meta:editing-duration>PT1H20M21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6" meta:paragraph-count="266" meta:word-count="1158" meta:character-count="12095" meta:non-whitespace-character-count="9278"/>
  </office:meta>
</office:document-meta>
</file>